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4.98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4.6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Operational Requiremen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Working 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t have off grid capability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An, Melv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st have pre-installed software for quick installation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An, Melvi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ust be able to upload the data to S3 bucket</text:p>
          </table:table-cell>
          <table:table-cell office:value-type="string" calcext:value-type="string">
            <text:p>Satified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st be able to control the sensors over the Home Assistant app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eather Station and Sensors have to be able to operate in outdoor environmen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An, Melvi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st be display soil data on a station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A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ust be able to 24/7 data update</text:p>
          </table:table-cell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asks Needed to deliver the ki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Working On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Unmount the old Davis Weather Station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string" calcext:value-type="string">
            <text:p>Mounting Wind Sensors on the Pole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Testing the 8 set of sensors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Spinning up EC2 for home assitant App.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Config MQTT for on-site Raspberry Pi 4 to connect EC2.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Write a Python script to produce JSON temperature of Raspberry Pi.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Test if the solar water is water resistant.</text:p>
          </table:table-cell>
          <table:table-cell office:value-type="string" calcext:value-type="string">
            <text:p>Incomplet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Issu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blic Polic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blic Access on AWS S3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Turn off Public Acce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spberry Pi 4 failure due to unknown reason</text:p>
          </table:table-cell>
          <table:table-cell office:value-type="string" calcext:value-type="string">
            <text:p>Unsolved</text:p>
          </table:table-cell>
          <table:table-cell office:value-type="string" calcext:value-type="string">
            <text:p>There is a possibility that the box doesn’t have water resistent capabil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00:06:45.623487603</meta:creation-date>
    <dc:date>2023-09-19T10:08:47.563994319</dc:date>
    <meta:editing-duration>P1DT6H13M44S</meta:editing-duration>
    <meta:editing-cycles>22</meta:editing-cycles>
    <meta:generator>LibreOffice/6.4.7.2$Linux_X86_64 LibreOffice_project/40$Build-2</meta:generator>
    <meta:document-statistic meta:table-count="1" meta:cell-count="66" meta:object-count="0"/>
  </office:meta>
</office:document-meta>
</file>